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Ubuntu" fo:font-size="10pt" style:font-size-asian="10pt" style:font-size-complex="10pt"/>
    </style:style>
    <style:style style:name="P2" style:family="paragraph" style:parent-style-name="Text_20_body">
      <style:paragraph-properties fo:margin-left="0in" fo:margin-right="0in" fo:line-height="100%" fo:text-indent="0in" style:auto-text-indent="false"/>
      <style:text-properties fo:font-variant="normal" fo:text-transform="none" fo:color="#000000" style:font-name="Ubuntu" fo:font-size="10pt" fo:letter-spacing="normal" fo:font-style="normal" fo:font-weight="normal" style:font-size-asian="10pt" style:font-size-complex="10pt"/>
    </style:style>
    <style:style style:name="T1" style:family="text">
      <style:text-properties style:font-name="Ubuntu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les Blum</text:p>
      <text:p text:style-name="P2">CS 214 - Project 2</text:p>
      <text:p text:style-name="P2"/>
      <text:p text:style-name="P2">1.</text:p>
      <text:p text:style-name="P2">&lt;assign&gt;</text:p>
      <text:p text:style-name="P2">&lt;id&gt; <text:tab/>=<text:tab/>&lt;expr&gt;</text:p>
      <text:p text:style-name="P2"><text:s text:c="2"/>A<text:tab/>=<text:tab/>&lt;term&gt;</text:p>
      <text:p text:style-name="P2"><text:s text:c="2"/>A<text:tab/>=<text:tab/>&lt;term&gt;<text:tab/>* &lt;factor&gt;</text:p>
      <text:p text:style-name="P2"><text:s text:c="2"/>A<text:tab/>=<text:tab/>&lt;factor&gt; * &lt;factor&gt;</text:p>
      <text:p text:style-name="P2"><text:s text:c="2"/>A<text:tab/>=<text:tab/>&lt;id&gt; * (&lt;expr&gt;)</text:p>
      <text:p text:style-name="P2"><text:s text:c="2"/>A<text:tab/>=<text:tab/>A * (&lt;expr&gt; + &lt;term&gt;)</text:p>
      <text:p text:style-name="P2"><text:s text:c="2"/>A<text:tab/>=<text:tab/>A * (&lt;term&gt; + &lt;term&gt;)</text:p>
      <text:p text:style-name="P2"><text:s text:c="2"/>A <text:tab/>=<text:tab/>A * (&lt;factor&gt; + &lt;factor&gt;)</text:p>
      <text:p text:style-name="P2"><text:s text:c="2"/>A<text:tab/>=<text:tab/>A * (&lt;id&gt; + &lt;id&gt;)</text:p>
      <text:p text:style-name="P2"><text:s text:c="2"/>A<text:tab/>=<text:tab/>A * (B + C)</text:p>
      <text:p text:style-name="P2"/>
      <text:p text:style-name="P2"/>
      <text:p text:style-name="P1">2.</text:p>
      <text:p text:style-name="P1">&lt;start&gt; ::== a&lt;S&gt;b</text:p>
      <text:p text:style-name="P1">&lt;S&gt;<text:tab/>::== <text:span text:style-name="T1">λ</text:span> | a&lt;S&gt;b</text:p>
      <text:p text:style-name="P1"/>
      <text:p text:style-name="P1">3.</text:p>
      <text:p text:style-name="P1">generate a + b + c.</text:p>
      <text:p text:style-name="P1">Production 1: </text:p>
      <text:p text:style-name="P1">&lt;S&gt;</text:p>
      <text:p text:style-name="P1">&lt;A&gt;</text:p>
      <text:p text:style-name="P1">&lt;A&gt; + &lt;A&gt;</text:p>
      <text:p text:style-name="P1">&lt;id&gt; + &lt;A&gt;</text:p>
      <text:p text:style-name="P1">&lt;id&gt; + &lt;A&gt; + &lt;A&gt;</text:p>
      <text:p text:style-name="P1">&lt;id&gt; + &lt;id&gt; <text:s/>+ &lt;id&gt;</text:p>
      <text:p text:style-name="P1">a + b + c</text:p>
      <text:p text:style-name="P1"/>
      <text:p text:style-name="P1">Production 2:</text:p>
      <text:p text:style-name="P1">&lt;S&gt;</text:p>
      <text:p text:style-name="P1">&lt;A&gt;</text:p>
      <text:p text:style-name="P1">&lt;A&gt; + &lt;A&gt;</text:p>
      <text:p text:style-name="P1">&lt;A&gt; + &lt;id&gt;</text:p>
      <text:p text:style-name="P1">&lt;A&gt; + &lt;A&gt; + &lt;id&gt;</text:p>
      <text:p text:style-name="P1">&lt;id&gt; + &lt;id&gt; <text:s/>+ &lt;id&gt;</text:p>
      <text:p text:style-name="P1">a + b +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/>
    <style:font-face style:name="Ubuntu1" svg:font-family="Ubuntu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09:02:29</meta:creation-date>
    <dc:date>2014-02-14T09:18:05</dc:date>
    <meta:editing-duration>P0D</meta:editing-duration>
    <meta:editing-cycles>1</meta:editing-cycles>
    <meta:document-statistic meta:table-count="0" meta:image-count="0" meta:object-count="0" meta:page-count="1" meta:paragraph-count="35" meta:word-count="131" meta:character-count="485" meta:non-whitespace-character-count="366"/>
    <meta:generator>LibreOffice/3.5$Linux_X86_64 LibreOffice_project/350m1$Build-2</meta:generator>
  </office:meta>
</office:document-meta>
</file>